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Verdana" svg:font-family="Verdana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673cm" style:rel-width="55%" table:align="left"/>
    </style:style>
    <style:style style:name="Tabela1.A" style:family="table-column">
      <style:table-column-properties style:column-width="4.895cm" style:rel-column-width="18236*"/>
    </style:style>
    <style:style style:name="Tabela1.B" style:family="table-column">
      <style:table-column-properties style:column-width="4.778cm" style:rel-column-width="17804*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paragraph-rsid="00011eaf"/>
    </style:style>
    <style:style style:name="P2" style:family="paragraph" style:parent-style-name="Text_20_body">
      <style:text-properties officeooo:paragraph-rsid="00011eaf"/>
    </style:style>
    <style:style style:name="P3" style:family="paragraph" style:parent-style-name="Text_20_body">
      <style:text-properties officeooo:paragraph-rsid="000303bb"/>
    </style:style>
    <style:style style:name="P4" style:family="paragraph" style:parent-style-name="Text_20_body">
      <style:text-properties officeooo:paragraph-rsid="0003a387"/>
    </style:style>
    <style:style style:name="P5" style:family="paragraph" style:parent-style-name="Text_20_body">
      <style:text-properties officeooo:paragraph-rsid="00033905"/>
    </style:style>
    <style:style style:name="P6" style:family="paragraph" style:parent-style-name="Text_20_body">
      <style:text-properties officeooo:paragraph-rsid="000afb53"/>
    </style:style>
    <style:style style:name="P7" style:family="paragraph" style:parent-style-name="Text_20_body">
      <style:text-properties officeooo:paragraph-rsid="0004ca7c"/>
    </style:style>
    <style:style style:name="P8" style:family="paragraph" style:parent-style-name="Text_20_body" style:master-page-name="">
      <loext:graphic-properties draw:fill="none"/>
      <style:paragraph-properties fo:margin-left="0cm" fo:margin-right="-0.7cm" fo:margin-top="0cm" fo:margin-bottom="0.247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style:font-name="Verdana" fo:font-size="10pt" fo:letter-spacing="normal" fo:font-style="normal" fo:font-weight="bold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ff" style:font-name="Verdana" fo:font-size="10pt" fo:letter-spacing="normal" fo:font-style="normal" fo:font-weight="bold"/>
    </style:style>
    <style:style style:name="P14" style:family="paragraph" style:parent-style-name="Table_20_Contents">
      <style:text-properties style:font-name="Verdana" fo:font-size="10pt" fo:font-weight="bold"/>
    </style:style>
    <style:style style:name="P15" style:family="paragraph" style:parent-style-name="Heading_20_3">
      <style:text-properties officeooo:paragraph-rsid="0004ca7c"/>
    </style:style>
    <style:style style:name="P16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7" style:family="paragraph" style:parent-style-name="Text_20_body" style:list-style-name="L1">
      <style:text-properties officeooo:paragraph-rsid="00011eaf"/>
    </style:style>
    <style:style style:name="P18" style:family="paragraph" style:parent-style-name="Text_20_body" style:list-style-name="L1">
      <style:text-properties officeooo:paragraph-rsid="00033905"/>
    </style:style>
    <style:style style:name="P19" style:family="paragraph" style:parent-style-name="Text_20_body" style:list-style-name="L2">
      <style:text-properties officeooo:paragraph-rsid="00011eaf"/>
    </style:style>
    <style:style style:name="P20" style:family="paragraph" style:parent-style-name="Text_20_body" style:list-style-name="L2">
      <style:text-properties officeooo:paragraph-rsid="0004ca7c"/>
    </style:style>
    <style:style style:name="P21" style:family="paragraph" style:parent-style-name="Text_20_body" style:list-style-name="L2">
      <style:text-properties officeooo:paragraph-rsid="000c2b5d"/>
    </style:style>
    <style:style style:name="P22" style:family="paragraph" style:parent-style-name="Text_20_body" style:list-style-name="L2">
      <style:text-properties officeooo:paragraph-rsid="000303bb"/>
    </style:style>
    <style:style style:name="P23" style:family="paragraph" style:parent-style-name="Text_20_body">
      <style:text-properties officeooo:paragraph-rsid="000303bb"/>
    </style:style>
    <style:style style:name="P24" style:family="paragraph" style:parent-style-name="Text_20_body">
      <style:text-properties officeooo:paragraph-rsid="001271b3"/>
    </style:style>
    <style:style style:name="P25" style:family="paragraph" style:parent-style-name="Text_20_body" style:list-style-name="L3">
      <style:text-properties officeooo:paragraph-rsid="001271b3"/>
    </style:style>
    <style:style style:name="P26" style:family="paragraph" style:parent-style-name="Text_20_body">
      <style:text-properties officeooo:paragraph-rsid="0004ca7c"/>
    </style:style>
    <style:style style:name="P27" style:family="paragraph" style:parent-style-name="Text_20_body" style:list-style-name="L1" style:master-page-name="">
      <loext:graphic-properties draw:fill="none"/>
      <style:paragraph-properties fo:margin-left="1.9cm" fo:margin-right="-0.6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11eaf"/>
    </style:style>
    <style:style style:name="P28" style:family="paragraph" style:parent-style-name="Text_20_body" style:list-style-name="L1" style:master-page-name="">
      <loext:graphic-properties draw:fill="none"/>
      <style:paragraph-properties fo:margin-left="1.9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33905"/>
    </style:style>
    <style:style style:name="P29" style:family="paragraph" style:parent-style-name="Text_20_body" style:list-style-name="L2" style:master-page-name="">
      <loext:graphic-properties draw:fill="none"/>
      <style:paragraph-properties fo:margin-left="1.3cm" fo:margin-right="-1.3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30" style:family="paragraph" style:parent-style-name="Text_20_body" style:list-style-name="L2" style:master-page-name="">
      <loext:graphic-properties draw:fill="none"/>
      <style:paragraph-properties fo:margin-left="1.3cm" fo:margin-right="-1.10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T1" style:family="text">
      <style:text-properties fo:color="#000000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fo:font-size="14pt" fo:language="pt" fo:country="BR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fo:font-size="14pt" fo:language="pt" fo:country="BR" fo:font-style="normal" style:text-underline-style="none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fo:font-size="14pt" fo:language="pt" fo:country="BR" fo:font-style="normal" style:text-underline-style="none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fo:font-size="14pt" fo:language="pt" fo:country="BR" fo:font-style="normal" style:text-underline-style="none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fo:font-size="14pt" fo:language="pt" fo:country="BR" fo:font-style="normal" style:text-underline-style="solid" style:text-underline-width="auto" style:text-underline-color="font-color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0000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00" fo:font-size="14pt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000000" fo:font-size="14pt" fo:language="pt" fo:country="BR" fo:font-style="normal" fo:font-weight="bold" officeooo:rsid="00100729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0000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fo:font-size="14pt" fo:language="pt" fo:country="BR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fo:font-size="14pt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fo:font-size="14pt" fo:language="pt" fo:country="BR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fo:font-size="14pt" fo:language="pt" fo:country="BR" fo:font-style="normal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fo:font-size="14pt" fo:language="pt" fo:country="BR" fo:font-style="normal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fo:font-size="14pt" fo:language="pt" fo:country="BR" fo:font-style="normal" fo:font-weight="normal" officeooo:rsid="00100729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fo:font-size="14pt" fo:language="pt" fo:country="BR" fo:font-style="normal" fo:font-weight="normal" officeooo:rsid="0010de4f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a933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0a933" style:font-name="Monospace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a933" style:font-name="Monospace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2a6099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2a6099" fo:font-size="14pt" fo:language="pt" fo:country="BR" fo:font-style="normal" style:text-underline-style="solid" style:text-underline-width="auto" style:text-underline-color="font-color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color="#2a6099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2a6099" fo:font-size="14pt" fo:language="pt" fo:country="BR" fo:font-style="normal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style:font-name="Verdana" fo:font-size="12pt" fo:letter-spacing="normal" fo:language="pt" fo:country="BR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style:font-name="Verdana" fo:font-size="12pt" fo:letter-spacing="normal" fo:language="pt" fo:country="BR" fo:font-style="normal" style:text-underline-style="solid" style:text-underline-width="auto" style:text-underline-color="font-color" fo:font-weight="normal" officeooo:rsid="000e567e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font-name="Verdana" fo:font-size="12pt" fo:letter-spacing="normal" fo:language="pt" fo:country="BR" fo:font-style="normal" style:text-underline-style="solid" style:text-underline-width="auto" style:text-underline-color="font-color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font-name="Verdana" fo:font-size="12pt" fo:letter-spacing="normal" fo:language="pt" fo:country="BR" fo:font-style="normal" fo:font-weight="bold" officeooo:rsid="000e567e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font-name="Verdana" fo:font-size="10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font-name="Verdana" fo:font-size="10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Verdana" fo:font-size="10pt"/>
    </style:style>
    <style:style style:name="T51" style:family="text">
      <style:text-properties style:font-name="Verdana" fo:font-size="10pt" fo:font-weight="bold"/>
    </style:style>
    <style:style style:name="T52" style:family="text">
      <style:text-properties fo:font-weight="bold"/>
    </style:style>
    <style:style style:name="T53" style:family="text">
      <style:text-properties fo:color="#0000ff" style:font-name="Verdana" fo:font-size="10pt" fo:font-weight="bold"/>
    </style:style>
    <style:style style:name="T54" style:family="text">
      <style:text-properties fo:color="#0000ff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8">XML</text:span></text:span></text:p>
      <text:p text:style-name="Text_20_body"><text:span text:style-name="Emphasis"><text:span text:style-name="T22"/></text:span></text:p>
      <text:p text:style-name="P6"><text:span text:style-name="Emphasis"><text:span text:style-name="T22">A XML – eXtensible Markup Language – é uma linguagem de marcadores </text:span></text:span><text:span text:style-name="Emphasis"><text:span text:style-name="T30">(tags)</text:span></text:span><text:span text:style-name="Emphasis"><text:span text:style-name="T5">. </text:span></text:span><text:span text:style-name="Emphasis"><text:span text:style-name="T9">Como</text:span></text:span><text:span text:style-name="Emphasis"><text:span text:style-name="T8"> comparação</text:span></text:span><text:span text:style-name="Emphasis"><text:span text:style-name="T22">, a HTML est</text:span></text:span><text:span text:style-name="Emphasis"><text:span text:style-name="T30">á</text:span></text:span><text:span text:style-name="Emphasis"><text:span text:style-name="T22"> relacionada com a apresentação dos dados enquanto que a XML foi desenhada para </text:span></text:span><text:span text:style-name="Emphasis"><text:span text:style-name="T14">descrever dados</text:span></text:span><text:span text:style-name="Emphasis"><text:span text:style-name="T22">. Sua grande vantagem é que ela é extensível, ou seja, não está limitada a um certo número de tags, permitindo que o autor defina suas próprias tags.</text:span></text:span></text:p>
      <text:p text:style-name="P3"><text:span text:style-name="Emphasis"><text:span text:style-name="T30">Essa linguagem foi criada</text:span></text:span><text:span text:style-name="Emphasis"><text:span text:style-name="T23"> para suprir a necessidade de uma padronização da estrutura e forma como os documentos armazenavam suas informações, </text:span></text:span><text:span text:style-name="Emphasis"><text:span text:style-name="T24">de </text:span></text:span><text:span text:style-name="Emphasis"><text:span text:style-name="T26">modo</text:span></text:span><text:span text:style-name="Emphasis"><text:span text:style-name="T24"> que fosse de fácil leitura humana e que permitisse repetições e inclusão de dados sem mudança estrutural.</text:span></text:span></text:p>
      <text:p text:style-name="P8"><text:span text:style-name="Emphasis"><text:span text:style-name="T26">Em outras palavras, </text:span></text:span><text:span text:style-name="Emphasis"><text:span text:style-name="T31">a</text:span></text:span><text:span text:style-name="Emphasis"><text:span text:style-name="T22"> XML é uma linguagem de codificação onde </text:span></text:span><text:span text:style-name="Emphasis"><text:span text:style-name="T31">os </text:span></text:span><text:span text:style-name="Emphasis"><text:span text:style-name="T22">dados são delimitados por metadados</text:span></text:span><text:span text:style-name="Emphasis"><text:span text:style-name="T31"> (dados de dados)</text:span></text:span><text:span text:style-name="Emphasis"><text:span text:style-name="T22">, o que flexibiliza </text:span></text:span><text:span text:style-name="Emphasis"><text:span text:style-name="T21">o armazenamento de informações </text:span></text:span><text:span text:style-name="Emphasis"><text:span text:style-name="T22">de forma estruturada e facilmente legível para pessoas e sistemas</text:span></text:span><text:span text:style-name="Emphasis"><text:span text:style-name="T30"> </text:span></text:span><text:span text:style-name="Emphasis"><text:span text:style-name="T31">e também define</text:span></text:span><text:span text:style-name="Emphasis"><text:span text:style-name="T21"> um conjunto de regras para codificação de </text:span></text:span><text:span text:style-name="Emphasis"><text:span text:style-name="T17">documentos</text:span></text:span><text:span text:style-name="Emphasis"><text:span text:style-name="T21">.</text:span></text:span></text:p>
      <text:p text:style-name="P3"><text:span text:style-name="Emphasis"><text:span text:style-name="T24">O design do XML tem foco na </text:span></text:span><text:span text:style-name="Emphasis"><text:span text:style-name="T13">simplicidade</text:span></text:span><text:span text:style-name="Emphasis"><text:span text:style-name="T24">, generalidade e usabilidade, traz</text:span></text:span><text:span text:style-name="Emphasis"><text:span text:style-name="T25">endo</text:span></text:span><text:span text:style-name="Emphasis"><text:span text:style-name="T24"> uma sintaxe básica que simplifica o </text:span></text:span><text:span text:style-name="Emphasis"><text:span text:style-name="T11">compartilhamento de dados</text:span></text:span><text:span text:style-name="Emphasis"><text:span text:style-name="T24"> entre diferentes computadores e aplicações, sendo usad</text:span></text:span><text:span text:style-name="Emphasis"><text:span text:style-name="T30">a</text:span></text:span><text:span text:style-name="Emphasis"><text:span text:style-name="T24"> para diversos serviços na web.</text:span></text:span></text:p>
      <text:p text:style-name="P4"><text:span text:style-name="Emphasis"><text:span text:style-name="T30">A</text:span></text:span><text:span text:style-name="Emphasis"><text:span text:style-name="T28"> XML é usad</text:span></text:span><text:span text:style-name="Emphasis"><text:span text:style-name="T31">a</text:span></text:span><text:span text:style-name="Emphasis"><text:span text:style-name="T28"> como formato de armazenamento para alguns bancos de dados. </text:span></text:span><text:span text:style-name="Emphasis"><text:span text:style-name="T1">Esse formato</text:span></text:span><text:span text:style-name="Emphasis"><text:span text:style-name="T4"> </text:span></text:span><text:span text:style-name="Emphasis"><text:span text:style-name="T2">tornou-se </text:span></text:span><text:span text:style-name="Emphasis"><text:span text:style-name="T7">o padrão adotado para a transferência de informações como as notas fiscais eletrônicas do Brasil, migrando esses documentos para a</text:span></text:span><text:span text:style-name="Emphasis"><text:span text:style-name="T2"> </text:span></text:span><text:span text:style-name="Emphasis"><text:span text:style-name="T12">versão digital</text:span></text:span><text:span text:style-name="Emphasis"><text:span text:style-name="T2">, onde</text:span></text:span><text:span text:style-name="Emphasis"><text:span text:style-name="T4"> sua validade é garantida por meio de </text:span></text:span><text:span text:style-name="Emphasis"><text:span text:style-name="T13">uma assinatura digital</text:span></text:span><text:span text:style-name="Emphasis"><text:span text:style-name="T4">, </text:span></text:span><text:span text:style-name="Emphasis"><text:span text:style-name="T3">através de um certificado digital, </text:span></text:span><text:span text:style-name="Emphasis"><text:span text:style-name="T1">fornecendo</text:span></text:span><text:span text:style-name="Emphasis"><text:span text:style-name="T4"> mais segurança aos procedimentos fiscais.</text:span></text:span></text:p>
      <text:p text:style-name="P5"><text:span text:style-name="Emphasis"><text:span text:style-name="T8">Um d</text:span></text:span><text:span text:style-name="Emphasis"><text:span text:style-name="T6">ocumento XML é apenas um arquivo-texto, </text:span></text:span><text:span text:style-name="Emphasis"><text:span text:style-name="T8">sendo leve e </text:span></text:span><text:span text:style-name="Emphasis"><text:span text:style-name="T6">proporcionando interoperabilidade pois pode ser transportado e entendido por diversos sistemas.</text:span></text:span></text:p>
      <text:p text:style-name="P2"><text:span text:style-name="Emphasis"><text:span text:style-name="T4">Existem 3 formas de se guardar informação em um arquivo XML:</text:span></text:span></text:p>
      <text:list xml:id="list1707870220" text:style-name="L1">
        <text:list-item>
          <text:p text:style-name="P17"><text:span text:style-name="Emphasis"><text:span text:style-name="T38">Elementos</text:span></text:span><text:span text:style-name="Emphasis"><text:span text:style-name="T13">:</text:span></text:span><text:span text:style-name="Emphasis"><text:span text:style-name="T4"> </text:span></text:span><text:span text:style-name="Emphasis"><text:span text:style-name="T5">são as tags.</text:span></text:span><text:span text:style-name="Emphasis"><text:span text:style-name="T6"><text:line-break/></text:span></text:span><text:span text:style-name="Emphasis"><text:span text:style-name="T5">Exemplo: &lt;telefone&gt;989322944&lt;/telefone&gt;</text:span></text:span></text:p>
        </text:list-item>
        <text:list-item>
          <text:p text:style-name="P17"><text:span text:style-name="Emphasis"><text:span text:style-name="T38">Atributos</text:span></text:span><text:span text:style-name="Emphasis"><text:span text:style-name="T13">:</text:span></text:span><text:span text:style-name="Emphasis"><text:span text:style-name="T4"> </text:span></text:span><text:span text:style-name="Emphasis"><text:span text:style-name="T5">são guardados dentro de elementos. Em geral, tem 2 objetivos:</text:span></text:span></text:p>
          <text:list>
            <text:list-item>
              <text:p text:style-name="P27"><text:span text:style-name="Emphasis"><text:span text:style-name="T8">Reduzir</text:span></text:span><text:span text:style-name="Emphasis"><text:span text:style-name="T5"> o tamanho do arquivo pois não será preciso ficar abrindo e fechando tags.</text:span></text:span></text:p>
            </text:list-item>
            <text:list-item>
              <text:p text:style-name="P28"><text:soft-page-break/><text:span text:style-name="Emphasis"><text:span text:style-name="T5">Separar os dados gerais (como telefone e endereço) das informações únicas (como CPF). Por exemplo: &lt;pessoa cpf=”32165498705”&gt;</text:span></text:span><text:span text:style-name="Emphasis"><text:span text:style-name="T10">blahblahblah&lt;pessoa&gt;</text:span></text:span></text:p>
            </text:list-item>
            <text:list-item>
              <text:p text:style-name="P18"><text:span text:style-name="Emphasis"><text:span text:style-name="T13">Comentários:</text:span></text:span><text:span text:style-name="Emphasis"><text:span text:style-name="T4"> </text:span></text:span><text:span text:style-name="Emphasis"><text:span text:style-name="T5">para facilitar a compreensão humana, delimitados assim como no HTML:<text:tab/> </text:span></text:span><text:span text:style-name="Emphasis"><text:span text:style-name="T36">&lt;!-- comentário --</text:span></text:span><text:span text:style-name="Emphasis"><text:span text:style-name="T37">&gt;</text:span></text:span><text:span text:style-name="Emphasis"><text:span text:style-name="T35"><text:line-break/></text:span></text:span></text:p>
            </text:list-item>
          </text:list>
        </text:list-item>
      </text:list>
      <text:p text:style-name="P2"><text:span text:style-name="Emphasis"><text:span text:style-name="T39">Regras</text:span></text:span><text:span text:style-name="Emphasis"><text:span text:style-name="T41">:</text:span></text:span></text:p>
      <text:list xml:id="list3460817058" text:style-name="L2">
        <text:list-item>
          <text:p text:style-name="P19"><text:span text:style-name="Emphasis"><text:span text:style-name="T24">Cada informação deve estar dentro de um contêiner / tag / nó / </text:span></text:span><text:span text:style-name="Emphasis"><text:span text:style-name="T30">elemento</text:span></text:span></text:p>
        </text:list-item>
        <text:list-item>
          <text:p text:style-name="P19"><text:span text:style-name="Emphasis"><text:span text:style-name="T24">Os dados devem obedecer </text:span></text:span><text:span text:style-name="Emphasis"><text:span text:style-name="T32">a</text:span></text:span><text:span text:style-name="Emphasis"><text:span text:style-name="T24"> uma hierarquia </text:span></text:span><text:span text:style-name="Emphasis"><text:span text:style-name="T27">estruturada</text:span></text:span><text:span text:style-name="Emphasis"><text:span text:style-name="T24">;</text:span></text:span></text:p>
        </text:list-item>
        <text:list-item>
          <text:p text:style-name="P20"><text:span text:style-name="Emphasis"><text:span text:style-name="T28">A DTD – Definição de Tipo de Documento (ou </text:span></text:span><text:span text:style-name="Emphasis"><text:span text:style-name="T16">esquema</text:span></text:span><text:span text:style-name="Emphasis"><text:span text:style-name="T28">) </text:span></text:span><text:span text:style-name="Emphasis"><text:span text:style-name="T16">define a estrutura</text:span></text:span><text:span text:style-name="Emphasis"><text:span text:style-name="T28"> do documento XML, especificando quais são os elementos e atributos permitidos no documento. </text:span></text:span><text:span text:style-name="Emphasis"><text:span text:style-name="T32">Podendo</text:span></text:span><text:span text:style-name="Emphasis"><text:span text:style-name="T28"> ser declarada dentro de um XML ou num arquivo à parte;</text:span></text:span></text:p>
        </text:list-item>
        <text:list-item>
          <text:p text:style-name="P21"><text:span text:style-name="Emphasis"><text:span text:style-name="T32">A</text:span></text:span><text:span text:style-name="Emphasis"><text:span text:style-name="T24"> declaração XML </text:span></text:span><text:span text:style-name="Emphasis"><text:span text:style-name="T29">deve ser a </text:span></text:span><text:span text:style-name="Emphasis"><text:span text:style-name="T24">primeira linha do documento pois define a versão do documento. </text:span></text:span><text:span text:style-name="Emphasis"><text:span text:style-name="T32">Exemplo:<text:tab/><text:tab/></text:span></text:span><text:span text:style-name="Emphasis"><text:span text:style-name="T40">&lt;? Xml version = “1.0” encoding = “utf-8”?&gt;</text:span></text:span></text:p>
        </text:list-item>
        <text:list-item>
          <text:p text:style-name="P29"><text:span text:style-name="Emphasis"><text:span text:style-name="T26">A declaração deve vir na primeira linha, antes de qualquer coisa, inclusive comentários;</text:span></text:span></text:p>
        </text:list-item>
        <text:list-item>
          <text:p text:style-name="P30"><text:span text:style-name="Emphasis"><text:span text:style-name="T26">As tags são CaseSensitive</text:span></text:span><text:span text:style-name="Emphasis"><text:span text:style-name="T24">, </text:span></text:span><text:span text:style-name="Emphasis"><text:span text:style-name="T25">ou seja, faz</text:span></text:span><text:span text:style-name="Emphasis"><text:span text:style-name="T24"> distinção entre letras maiúsculas e minúsculas;</text:span></text:span></text:p>
        </text:list-item>
        <text:list-item>
          <text:p text:style-name="P22"><text:span text:style-name="Emphasis"><text:span text:style-name="T26">As tags</text:span></text:span><text:span text:style-name="Emphasis"><text:span text:style-name="T32">(elementos)</text:span></text:span><text:span text:style-name="Emphasis"><text:span text:style-name="T26"> podem conter todos os caracteres alfanuméricos (inclusive acentos) mas as únicas marcas de pontuação são o hífen, underline ou ponto;</text:span></text:span></text:p>
        </text:list-item>
        <text:list-item>
          <text:p text:style-name="P22"><text:span text:style-name="Emphasis"><text:span text:style-name="T24">As tags devem s</text:span></text:span><text:span text:style-name="Emphasis"><text:span text:style-name="T26">er ini</text:span></text:span><text:span text:style-name="Emphasis"><text:span text:style-name="T24">c</text:span></text:span><text:span text:style-name="Emphasis"><text:span text:style-name="T26">iadas com letra ou underline;</text:span></text:span></text:p>
        </text:list-item>
        <text:list-item>
          <text:p text:style-name="P22"><text:span text:style-name="Emphasis"><text:span text:style-name="T32">A</text:span></text:span><text:span text:style-name="Emphasis"><text:span text:style-name="T24">s tags(eleme</text:span></text:span><text:span text:style-name="Emphasis"><text:span text:style-name="T26">ntos) </text:span></text:span><text:span text:style-name="Emphasis"><text:span text:style-name="T15">não podem conter espaços</text:span></text:span><text:span text:style-name="Emphasis"><text:span text:style-name="T26"> em branco;</text:span></text:span></text:p>
        </text:list-item>
        <text:list-item>
          <text:p text:style-name="P22"><text:span text:style-name="Emphasis"><text:span text:style-name="T24">Cada eleme</text:span></text:span><text:span text:style-name="Emphasis"><text:span text:style-name="T26">nto deve, </text:span></text:span><text:span text:style-name="Emphasis"><text:span text:style-name="T13">obrigatoriamente</text:span></text:span><text:span text:style-name="Emphasis"><text:span text:style-name="T4">,</text:span></text:span><text:span text:style-name="Emphasis"><text:span text:style-name="T26"> ter sua tag de fechamento;</text:span></text:span></text:p>
        </text:list-item>
        <text:list-item>
          <text:p text:style-name="P22"><text:span text:style-name="Emphasis"><text:span text:style-name="T26">Deve existir apenas um elemento raiz (root), que não se repete e tem os demais elementos aninhados e descendentes a ele em hierarquia, </text:span></text:span><text:span text:style-name="Emphasis"><text:span text:style-name="T27">portanto, sendo a primeira e última tag do documento;</text:span></text:span></text:p>
        </text:list-item>
        <text:list-item>
          <text:p text:style-name="P22"><text:span text:style-name="Emphasis"><text:span text:style-name="T26">O valor do atributo deve ser delimitado por aspas. Exemplo: <text:line-break/>&lt;Funcionário contratação=”02/03/2008”&gt;</text:span></text:span></text:p>
        </text:list-item>
        <text:list-item>
          <text:p text:style-name="P22"><text:span text:style-name="Emphasis"><text:span text:style-name="T24">O doc</text:span></text:span><text:span text:style-name="Emphasis"><text:span text:style-name="T26">umento deve ser bem formado, ou seja, não permite nenhum erro no código; </text:span></text:span><text:span text:style-name="Emphasis"><text:span text:style-name="T25">(diferente do </text:span></text:span><text:span text:style-name="Emphasis"><text:span text:style-name="T24">HTML, </text:span></text:span><text:span text:style-name="Emphasis"><text:span text:style-name="T25">onde</text:span></text:span><text:span text:style-name="Emphasis"><text:span text:style-name="T24"> pequenos erros podem ser negligenciados</text:span></text:span><text:span text:style-name="Emphasis"><text:span text:style-name="T25">)</text:span></text:span></text:p>
        </text:list-item>
      </text:list>
      <text:p text:style-name="P3"><text:span text:style-name="Emphasis"><text:span text:style-name="T25"/></text:span></text:p>
      <text:p text:style-name="P3"><text:span text:style-name="Emphasis"><text:span text:style-name="T25"/></text:span></text:p>
      <text:p text:style-name="P24"><text:soft-page-break/><text:span text:style-name="Emphasis"><text:span text:style-name="T25">conceitos da linguagem XML:</text:span></text:span></text:p>
      <text:list xml:id="list3779358939" text:style-name="L3">
        <text:list-item>
          <text:p text:style-name="P25"><text:span text:style-name="Emphasis"><text:span text:style-name="T25">árvore: toda estrutura da sintaxe XML gira em torno de uma árvore. Um documento XML tem um, e apenas um, elemento raiz, e dentro deste, um número indefinido de outros elementos, distribuídos em níveis, também indefinidos.</text:span></text:span></text:p>
        </text:list-item>
        <text:list-item>
          <text:p text:style-name="P25"><text:span text:style-name="Emphasis"><text:span text:style-name="T25">elemento: é cada um dos componentes de um documento. Deve ser delimitado com tags de início e fim, e possuir um conteúdo. o nomes: os nomes das tags são livres, portanto, não existem nomes prédefinidos. Cada elemento deve possuir um nome.</text:span></text:span></text:p>
        </text:list-item>
        <text:list-item>
          <text:p text:style-name="P25"><text:span text:style-name="Emphasis"><text:span text:style-name="T25">tags: em XML são as marcações propriamente ditas, portanto, delimitam um elemento, e deve ter um nome de acordo com as regras estabelecidas. Como no HTML, as tags são sempre delimitadas pelos caracteres de abertura de fechamento “&lt;” e “&gt;”.</text:span></text:span></text:p>
        </text:list-item>
        <text:list-item>
          <text:p text:style-name="P25"><text:span text:style-name="Emphasis"><text:span text:style-name="T25">conteúdo de um elemento: é a porção de dados delimitados peças marcações de início e fim. Porém, há uma exceção para elementos vazios, que pode ser fechado com a própria tag de abertura, com o caracter “/” antes do delimitador “&gt;”. O conteúdo do elemento pode conter qualquer coisa, inclusive outros elementos, criando o conceito recursivo, que gera uma estrutura em árvore.</text:span></text:span></text:p>
        </text:list-item>
        <text:list-item>
          <text:p text:style-name="P25"><text:span text:style-name="Emphasis"><text:span text:style-name="T25">atributos: são dados adicionais que podem ser atribuídos a um determinado elemento. São fornecidos na forma de pares: nome e valor, separados por um caracter “=”. Os nomes de atributos seguem as mesmas regras dos nomes dos elementos. Os valores são delimitados por aspas (“) ou apóstrofes (‘).</text:span></text:span></text:p>
        </text:list-item>
        <text:list-item>
          <text:p text:style-name="P25"><text:span text:style-name="Emphasis"><text:span text:style-name="T25">primeira linha do documento: precisa conter uma declaração XML, na qual identifica um documento XML, e determina a versão da XML, bem como, opcionalmente, qual o conjunto de caracteres padrão.</text:span></text:span></text:p>
        </text:list-item>
        <text:list-item>
          <text:p text:style-name="P25"><text:span text:style-name="Emphasis"><text:span text:style-name="T25">comentários: o que estiver inserido entre os marcadores “” são considerados comentários, e serão ignorados pelo processador XML. o outros elementos: há ainda outros elementos, como seções CDATA. </text:span></text:span></text:p>
        </text:list-item>
      </text:list>
      <text:p text:style-name="P24"><text:span text:style-name="Emphasis"><text:span text:style-name="T25"/></text:span></text:p>
      <text:p text:style-name="P24"><text:span text:style-name="Emphasis"><text:span text:style-name="T25"/></text:span></text:p>
      <text:h text:style-name="P15" text:outline-level="3"><text:soft-page-break/><text:span text:style-name="Emphasis"><text:span text:style-name="T19">Nota:</text:span></text:span></text:h>
      <text:p text:style-name="P7"><text:span text:style-name="Emphasis"><text:span text:style-name="T45">DTD</text:span></text:span><text:span text:style-name="Emphasis"><text:span text:style-name="T43"> é um documento (esquema) que validará um documento XML. A</text:span></text:span><text:span text:style-name="Emphasis"><text:span text:style-name="T42">s DTDs são opcionais e os dados enviados com um</text:span></text:span><text:span text:style-name="Emphasis"><text:span text:style-name="T43">a</text:span></text:span><text:span text:style-name="Emphasis"><text:span text:style-name="T42"> DTD são conhecidos como dados XML </text:span></text:span><text:span text:style-name="Emphasis"><text:span text:style-name="T44">válidos</text:span></text:span><text:span text:style-name="Emphasis"><text:span text:style-name="T42">.</text:span></text:span><text:span text:style-name="Emphasis"><text:span text:style-name="T19"> </text:span></text:span><text:span text:style-name="Emphasis"><text:span text:style-name="T33">Ou seja,</text:span></text:span><text:span text:style-name="Emphasis"><text:span text:style-name="T20"> </text:span></text:span><text:span text:style-name="Emphasis"><text:span text:style-name="T28">XML </text:span></text:span><text:span text:style-name="Emphasis"><text:span text:style-name="T16">bem formado</text:span></text:span><text:span text:style-name="Emphasis"><text:span text:style-name="T28"> não necessariamente precisa ter DTD. Já um XML </text:span></text:span><text:span text:style-name="Emphasis"><text:span text:style-name="T16">válido</text:span></text:span><text:span text:style-name="Emphasis"><text:span text:style-name="T28"> obrigatoriamente precisa ter DTD.</text:span></text:span></text:p>
      <text:p text:style-name="P7"><text:span text:style-name="Emphasis"><text:span text:style-name="T48">A estrutura básica da DTD é a seguinte :</text:span></text:span></text:p>
      <text:p text:style-name="P16"><text:bookmark text:name="table3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Composta por declarações</text:p>
          </table:table-cell>
          <table:table-cell table:style-name="Tabela1.A1" office:value-type="string">
            <text:p text:style-name="P14">&lt;! ........&gt;</text:p>
          </table:table-cell>
        </table:table-row>
        <table:table-row>
          <table:table-cell table:style-name="Tabela1.A1" office:value-type="string">
            <text:p text:style-name="P14">Definição de elemento</text:p>
          </table:table-cell>
          <table:table-cell table:style-name="Tabela1.A1" office:value-type="string">
            <text:p text:style-name="P14">&lt;!ELEMENT ...&gt;</text:p>
          </table:table-cell>
        </table:table-row>
        <table:table-row>
          <table:table-cell table:style-name="Tabela1.A1" office:value-type="string">
            <text:p text:style-name="P14">Definição de atributos</text:p>
          </table:table-cell>
          <table:table-cell table:style-name="Tabela1.A1" office:value-type="string">
            <text:p text:style-name="P14">&lt;!ATTLIST .. .&gt;</text:p>
          </table:table-cell>
        </table:table-row>
        <table:table-row>
          <table:table-cell table:style-name="Tabela1.A1" office:value-type="string">
            <text:p text:style-name="P14">Definição de entidades</text:p>
          </table:table-cell>
          <table:table-cell table:style-name="Tabela1.A1" office:value-type="string">
            <text:p text:style-name="P14">&lt;!ENTITY .... &gt;</text:p>
          </table:table-cell>
        </table:table-row>
        <table:table-row>
          <table:table-cell table:style-name="Tabela1.A1" office:value-type="string">
            <text:p text:style-name="P14">Definição de novos tipos</text:p>
          </table:table-cell>
          <table:table-cell table:style-name="Tabela1.A1" office:value-type="string">
            <text:p text:style-name="P14">&lt;!NOTATION ...&gt;</text:p>
          </table:table-cell>
        </table:table-row>
      </table:table>
      <text:p text:style-name="P7"><text:span text:style-name="Emphasis"><text:span text:style-name="T28"/></text:span></text:p>
      <text:p text:style-name="P7"><text:span text:style-name="Emphasis"><text:span text:style-name="T48">Podemos também realizar um controle de quantidade para os elementos usando os símbolos </text:span></text:span><text:span text:style-name="Emphasis"><text:span text:style-name="T49">"?" , "+" ou "*"</text:span></text:span><text:span text:style-name="Emphasis"><text:span text:style-name="T48">; dependendo do caso podemos ter:</text:span></text:span></text:p>
      <text:p text:style-name="P9">1- Elemento opcional sem repetição : "?"</text:p>
      <text:p text:style-name="P11"><text:span text:style-name="T50">Ex: </text:span><text:span text:style-name="T53">&lt;!ELEMENT autor (nome ,</text:span><text:span text:style-name="T52"> </text:span><text:span text:style-name="T51">sobrenome?</text:span><text:span text:style-name="T53">)&gt;  </text:span></text:p>
      <text:p text:style-name="P9">2- Elemento requerido e com repetição: "+"</text:p>
      <text:p text:style-name="P11"><text:span text:style-name="T50">Ex: </text:span><text:span text:style-name="T53">&lt;!ELEMENT autor (nome+)&gt;  </text:span></text:p>
      <text:p text:style-name="P9">3- Elemento opcional e com repetição: "*"</text:p>
      <text:p text:style-name="P11"><text:span text:style-name="T50">Ex: </text:span><text:span text:style-name="T53">&lt;!ELEMENT teste (a*)&gt;  </text:span></text:p>
      <text:p text:style-name="P12">Nota: para um tipo de dados texto usamos a notação CDATA.</text:p>
      <text:p text:style-name="P10">Declarando atributos:</text:p>
      <text:p text:style-name="P9">1- Atributos que devem estar presentes cada vez que o elemento é usado deve usar a palavra reservada <text:span text:style-name="T52">#REQUIRED</text:span></text:p>
      <text:p text:style-name="P13">Ex: &lt;!ATTLIST autor codigo CDATA #REQUIRED&gt;</text:p>
      <text:p text:style-name="P9">2- Atributos que podem estar ausentes cada vez que o elemento é usado deve usar a palavra reservada <text:span text:style-name="T52">#IMPLIED</text:span></text:p>
      <text:p text:style-name="P13">Ex: &lt;!ATTLIST autor email CDATA #IMPLIED&gt;</text:p>
      <text:p text:style-name="P9">3- Se o atributo possuir valores padrão usamos:</text:p>
      <text:p text:style-name="P9">Ex: <text:span text:style-name="T54">&lt;!ATTLIST autor sexo ( F| M) "F" &gt;</text:span><text:line-break/>     <text:span text:style-name="T54">&lt;!ATTLIST autor sexo  CDATA "F"&gt;</text:span></text:p>
      <text:p text:style-name="P7"><text:span text:style-name="Emphasis"><text:span text:style-name="T28"/></text:span></text:p>
      <text:p text:style-name="P7"><text:soft-page-break/><text:span text:style-name="Emphasis"><text:span text:style-name="T28"/></text:span></text:p>
      <text:h text:style-name="Heading_20_3" text:outline-level="3"><text:span text:style-name="Emphasis"><text:span text:style-name="T28">XSLT é usado para transformar documentos XML em outros formatos, como xHTML</text:span></text:span></text:h>
      <text:p text:style-name="Text_20_body"><text:span text:style-name="Emphasis"><text:span text:style-name="T28"/></text:span></text:p>
      <text:p text:style-name="Text_20_body"><text:span text:style-name="Emphasis"><text:span text:style-name="T28">Ler documentação XML na W3C</text:span></text:span></text:p>
      <text:p text:style-name="Text_20_body"><text:span text:style-name="Emphasis"><text:span text:style-name="T34">Mais conteúdo no link: </text:span></text:span><text:span text:style-name="Emphasis"><text:span text:style-name="T28">http://www.macoratti.net/vb_xml2.ht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Verdana" svg:font-family="Verdana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0T20:21:33.082000000</dc:date>
    <meta:editing-duration>PT1H4M56S</meta:editing-duration>
    <meta:editing-cycles>11</meta:editing-cycles>
    <meta:document-statistic meta:table-count="1" meta:image-count="0" meta:object-count="0" meta:page-count="5" meta:paragraph-count="66" meta:word-count="1123" meta:character-count="6961" meta:non-whitespace-character-count="5910"/>
  </office:meta>
</office:document-meta>
</file>